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Gill Sans" svg:font-family="'Gill Sans'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ill Sans" fo:font-size="22pt" style:font-size-asian="24pt" style:font-size-complex="24pt"/>
    </style:style>
    <style:style style:name="P2" style:family="paragraph" style:parent-style-name="Standard">
      <style:text-properties style:font-name="Gill Sans" fo:font-size="36pt" style:font-size-asian="36pt" style:font-size-complex="36pt"/>
    </style:style>
    <style:style style:name="P3" style:family="paragraph" style:parent-style-name="Standard">
      <style:text-properties style:font-name="Gill Sans" fo:font-size="18pt" style:font-size-asian="18pt" style:font-size-complex="18pt"/>
    </style:style>
    <style:style style:name="P4" style:family="paragraph" style:parent-style-name="Standard">
      <style:text-properties style:font-name="Gill Sans" fo:font-size="18pt" style:font-size-asian="19.6000003814697pt" style:font-size-complex="19.6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örrätter</text:p>
      <text:p text:style-name="P3">Soja klimp i sås<text:tab/><text:tab/><text:tab/>59:-<text:tab/><text:tab/><text:tab/><text:tab/><text:tab/></text:p>
      <text:p text:style-name="P3">Pika-Pika<text:tab/><text:tab/><text:tab/><text:tab/><text:tab/>49:-</text:p>
      <text:p text:style-name="P3">Bokirutan<text:tab/><text:tab/><text:tab/><text:tab/>59:-</text:p>
      <text:p text:style-name="P3">Lopplus med grönt hår<text:tab/><text:tab/>39:-</text:p>
      <text:p text:style-name="P3">After shave<text:tab/><text:tab/><text:tab/><text:tab/>19:-</text:p>
      <text:p text:style-name="P1"/>
      <text:p text:style-name="P2">Varmrätter</text:p>
      <text:p text:style-name="P3">Tokstolle med ros<text:tab/><text:tab/><text:tab/>139:-</text:p>
      <text:p text:style-name="P3">Datormus a la musmatta<text:tab/>219:-</text:p>
      <text:p text:style-name="P3">Odiskad kaffekopp<text:tab/><text:tab/><text:tab/>119:-</text:p>
      <text:p text:style-name="P3">Block med bläckpenna<text:tab/><text:tab/>279:-</text:p>
      <text:p text:style-name="P3">Laptop i knät<text:tab/><text:tab/><text:tab/><text:tab/>329:-</text:p>
      <text:p text:style-name="P1"/>
      <text:p text:style-name="P2">Efterrätter</text:p>
      <text:p text:style-name="P3">Glass i stora lass<text:tab/><text:tab/><text:tab/>29:-</text:p>
      <text:p text:style-name="P3">Godis med extra socker<text:tab/><text:tab/>19:-</text:p>
      <text:p text:style-name="P3">Chips utan dip<text:tab/><text:tab/><text:tab/><text:tab/>25:-</text:p>
      <text:p text:style-name="P3">Popcorn<text:tab/><text:tab/><text:tab/><text:tab/><text:tab/>19:-</text:p>
      <text:p text:style-name="P3">Möglig ost<text:tab/><text:tab/><text:tab/><text:tab/>45:-</text:p>
      <text:p text:style-name="P3"/>
      <text:p text:style-name="P2">Dryck</text:p>
      <text:p text:style-name="P4">Fulöl<text:tab/><text:tab/><text:tab/><text:tab/><text:tab/><text:tab/>49:-</text:p>
      <text:p text:style-name="P4">Finöl<text:tab/><text:tab/><text:tab/><text:tab/><text:tab/><text:tab/>59:-</text:p>
      <text:p text:style-name="P4">Fullibubblan<text:tab/><text:tab/><text:tab/><text:tab/>99:-</text:p>
      <text:p text:style-name="P4">Läsk<text:tab/><text:tab/><text:tab/><text:tab/><text:tab/><text:tab/>19:-</text:p>
      <text:p text:style-name="P4">Avslaget vatten<text:tab/><text:tab/><text:tab/>19:-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Gill Sans" svg:font-family="'Gill Sans'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Sjöman</meta:initial-creator>
    <meta:creation-date>2020-09-03T11:49:56.33</meta:creation-date>
    <dc:date>2020-09-04T08:55:08.14</dc:date>
    <dc:creator>Stefan Sjöman</dc:creator>
    <meta:editing-duration>PT21H5M12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24" meta:word-count="71" meta:character-count="466"/>
  </office:meta>
</office:document-meta>
</file>